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2319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1091in"/>
    </style:style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0346in"/>
    </style:style>
    <style:style style:name="co31" style:family="table-column">
      <style:table-column-properties fo:break-before="auto" style:column-width="1.016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2161in" fo:break-before="auto" style:use-optimal-row-height="false"/>
    </style:style>
    <style:style style:name="ro6" style:family="table-row">
      <style:table-row-properties style:row-height="0.1709in" fo:break-before="auto" style:use-optimal-row-height="false"/>
    </style:style>
    <style:style style:name="ro7" style:family="table-row">
      <style:table-row-properties style:row-height="0.2374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102in" fo:break-before="auto" style:use-optimal-row-height="false"/>
    </style:style>
    <style:style style:name="ro15" style:family="table-row">
      <style:table-row-properties style:row-height="0.3063in" fo:break-before="auto" style:use-optimal-row-height="false"/>
    </style:style>
    <style:style style:name="ro16" style:family="table-row">
      <style:table-row-properties style:row-height="0.302in" fo:break-before="auto" style:use-optimal-row-height="true"/>
    </style:style>
    <style:style style:name="ro17" style:family="table-row">
      <style:table-row-properties style:row-height="0.2398in" fo:break-before="auto" style:use-optimal-row-height="false"/>
    </style:style>
    <style:style style:name="ro18" style:family="table-row">
      <style:table-row-properties style:row-height="0.2929in" fo:break-before="auto" style:use-optimal-row-height="false"/>
    </style:style>
    <style:style style:name="ro19" style:family="table-row">
      <style:table-row-properties style:row-height="0.3366in" fo:break-before="auto" style:use-optimal-row-height="false"/>
    </style:style>
    <style:style style:name="ro20" style:family="table-row">
      <style:table-row-properties style:row-height="0.328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791in" fo:break-before="auto" style:use-optimal-row-height="false"/>
    </style:style>
    <style:style style:name="ro25" style:family="table-row">
      <style:table-row-properties style:row-height="0.2252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3626in" fo:break-before="auto" style:use-optimal-row-height="false"/>
    </style:style>
    <style:style style:name="ro31" style:family="table-row">
      <style:table-row-properties style:row-height="0.2035in" fo:break-before="auto" style:use-optimal-row-height="false"/>
    </style:style>
    <style:style style:name="ro32" style:family="table-row">
      <style:table-row-properties style:row-height="0.1874in" fo:break-before="auto" style:use-optimal-row-height="false"/>
    </style:style>
    <style:style style:name="ro33" style:family="table-row">
      <style:table-row-properties style:row-height="0.4043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3311in" fo:break-before="auto" style:use-optimal-row-height="false"/>
    </style:style>
    <style:style style:name="ro36" style:family="table-row">
      <style:table-row-properties style:row-height="0.3209in" fo:break-before="auto" style:use-optimal-row-height="false"/>
    </style:style>
    <style:style style:name="ro37" style:family="table-row">
      <style:table-row-properties style:row-height="0.128in" fo:break-before="auto" style:use-optimal-row-height="false"/>
    </style:style>
    <style:style style:name="ro38" style:family="table-row">
      <style:table-row-properties style:row-height="0.5181in" fo:break-before="auto" style:use-optimal-row-height="false"/>
    </style:style>
    <style:style style:name="ro39" style:family="table-row">
      <style:table-row-properties style:row-height="0.3835in" fo:break-before="auto" style:use-optimal-row-height="false"/>
    </style:style>
    <style:style style:name="ro40" style:family="table-row">
      <style:table-row-properties style:row-height="0.3335in" fo:break-before="auto" style:use-optimal-row-height="false"/>
    </style:style>
    <style:style style:name="ro41" style:family="table-row">
      <style:table-row-properties style:row-height="0.6528in" fo:break-before="auto" style:use-optimal-row-height="false"/>
    </style:style>
    <style:style style:name="ro42" style:family="table-row">
      <style:table-row-properties style:row-height="0.1854in" fo:break-before="auto" style:use-optimal-row-height="false"/>
    </style:style>
    <style:style style:name="ro43" style:family="table-row">
      <style:table-row-properties style:row-height="0.4972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4244in" fo:break-before="auto" style:use-optimal-row-height="false"/>
    </style:style>
    <style:style style:name="ro46" style:family="table-row">
      <style:table-row-properties style:row-height="0.2291in" fo:break-before="auto" style:use-optimal-row-height="false"/>
    </style:style>
    <style:style style:name="ro47" style:family="table-row">
      <style:table-row-properties style:row-height="0.2189in" fo:break-before="auto" style:use-optimal-row-height="false"/>
    </style:style>
    <style:style style:name="ro48" style:family="table-row">
      <style:table-row-properties style:row-height="0.4346in" fo:break-before="auto" style:use-optimal-row-height="false"/>
    </style:style>
    <style:style style:name="ro49" style:family="table-row">
      <style:table-row-properties style:row-height="0.198in" fo:break-before="auto" style:use-optimal-row-height="false"/>
    </style:style>
    <style:style style:name="ro50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128" style:family="table-cell" style:parent-style-name="Default">
      <style:table-cell-properties fo:border-bottom="none" fo:wrap-option="wrap" fo:border-left="0.06pt solid #000000" fo:border-right="none" fo:border-top="0.06pt solid #000000"/>
      <style:text-properties fo:hyphenate="tru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4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4" style:family="table-cell" style:parent-style-name="Default">
      <style:table-cell-properties fo:wrap-option="wrap"/>
      <style:text-properties fo:hyphenate="true"/>
    </style:style>
    <style:style style:name="ce145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5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hyphenate="true"/>
    </style:style>
    <style:style style:name="ce15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6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63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16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16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7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1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72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3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76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7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2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0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2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0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2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6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2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5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3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3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none" fo:border-right="none" fo:border-top="none"/>
    </style:style>
    <style:style style:name="ce33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9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0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6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"/>
          <table:covered-table-cell table:number-columns-repeated="2" table:style-name="ce45"/>
          <table:covered-table-cell table:style-name="ce5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25"/>
          <table:covered-table-cell table:style-name="ce4"/>
          <table:covered-table-cell table:style-name="ce32"/>
          <table:covered-table-cell table:number-columns-repeated="2" table:style-name="ce4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/>
          <table:table-cell table:style-name="ce16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25"/>
          <table:covered-table-cell table:style-name="ce4"/>
          <table:covered-table-cell table:style-name="ce33"/>
          <table:covered-table-cell table:number-columns-repeated="2" table:style-name="ce46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4"/>
          <table:covered-table-cell table:style-name="ce34"/>
          <table:covered-table-cell table:number-columns-repeated="2" table:style-name="ce4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Payment terms</text:p>
          </table:table-cell>
          <table:table-cell table:style-name="ce16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9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9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4">
          <table:table-cell table:number-columns-repeated="2"/>
          <table:table-cell table:style-name="ce90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20"/>
          <table:covered-table-cell table:style-name="Default"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91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21"/>
          <table:covered-table-cell table:style-name="Default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92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22"/>
          <table:covered-table-cell table:style-name="Default"/>
          <table:table-cell table:style-name="ce22"/>
          <table:table-cell table:number-columns-repeated="1015"/>
        </table:table-row>
        <table:table-row table:style-name="ro15">
          <table:table-cell table:style-name="ce2" table:number-columns-repeated="2"/>
          <table:table-cell table:style-name="ce93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23"/>
          <table:covered-table-cell table:style-name="Default"/>
          <table:table-cell table:style-name="ce23"/>
          <table:table-cell table:style-name="ce60" table:number-columns-repeated="2"/>
          <table:table-cell table:number-columns-repeated="1013"/>
        </table:table-row>
        <table:table-row table:style-name="ro3">
          <table:table-cell table:style-name="ce67" table:number-columns-repeated="9"/>
          <table:table-cell table:number-columns-repeated="1015"/>
        </table:table-row>
        <table:table-row table:style-name="ro16">
          <table:table-cell table:style-name="ce68" office:value-type="string" table:number-columns-spanned="9" table:number-rows-spanned="1">
            <text:p>COMMERCIAL INVOICE</text:p>
          </table:table-cell>
          <table:covered-table-cell table:number-columns-repeated="8" table:style-name="ce68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68" table:number-columns-repeated="9"/>
          <table:table-cell table:style-name="ce61" table:number-columns-repeated="2"/>
          <table:table-cell table:number-columns-repeated="1013"/>
        </table:table-row>
        <table:table-row table:style-name="ro6">
          <table:table-cell table:style-name="ce69" table:number-columns-repeated="6"/>
          <table:table-cell table:style-name="ce109" office:value-type="string">
            <text:p>No: </text:p>
          </table:table-cell>
          <table:table-cell table:style-name="ce113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14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69" table:number-columns-repeated="6"/>
          <table:table-cell table:style-name="ce110" office:value-type="string">
            <text:p>Date: </text:p>
          </table:table-cell>
          <table:table-cell table:style-name="ce81" office:value-type="string">
            <text:p><text:a xlink:href="python://get_date_name(o.date)" xlink:type="simple">date</text:a></text:p>
          </table:table-cell>
          <table:table-cell table:style-name="ce69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7">
          <table:table-cell table:style-name="ce69" table:number-columns-repeated="9"/>
          <table:table-cell table:style-name="ce116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Contract No.</text:p>
          </table:table-cell>
          <table:table-cell table:style-name="ce81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94"/>
          <table:covered-table-cell table:style-name="ce31"/>
          <table:covered-table-cell table:number-columns-repeated="3" table:style-name="ce89"/>
          <table:covered-table-cell table:style-name="ce115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Buyer</text:p>
          </table:table-cell>
          <table:table-cell table:style-name="ce81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95"/>
          <table:covered-table-cell table:style-name="ce69"/>
          <table:covered-table-cell table:style-name="ce98"/>
          <table:covered-table-cell table:number-columns-repeated="3" table:style-name="ce69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/>
          <table:table-cell table:style-name="ce81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95"/>
          <table:covered-table-cell table:style-name="ce69"/>
          <table:covered-table-cell table:number-columns-repeated="4" table:style-name="ce46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Means of Transport</text:p>
          </table:table-cell>
          <table:table-cell table:style-name="ce81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95"/>
          <table:covered-table-cell table:style-name="ce69"/>
          <table:covered-table-cell table:number-columns-repeated="4" table:style-name="ce46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B/L No.</text:p>
          </table:table-cell>
          <table:table-cell table:style-name="ce82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95"/>
          <table:covered-table-cell table:style-name="ce69"/>
          <table:covered-table-cell table:number-columns-repeated="4" table:style-name="ce46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Date of Shipment</text:p>
          </table:table-cell>
          <table:table-cell table:style-name="ce81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95"/>
          <table:covered-table-cell table:style-name="ce69"/>
          <table:covered-table-cell table:number-columns-repeated="4" table:style-name="ce46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From </text:p>
          </table:table-cell>
          <table:table-cell table:style-name="ce81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96"/>
          <table:covered-table-cell table:style-name="ce69"/>
          <table:covered-table-cell table:style-name="ce99"/>
          <table:covered-table-cell table:number-columns-repeated="3" table:style-name="ce69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2" office:value-type="string">
            <text:p>To </text:p>
          </table:table-cell>
          <table:table-cell table:style-name="ce81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96"/>
          <table:covered-table-cell table:style-name="ce69"/>
          <table:covered-table-cell table:style-name="ce100"/>
          <table:covered-table-cell table:number-columns-repeated="3" table:style-name="ce69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2" office:value-type="string">
            <text:p>Payment terms</text:p>
          </table:table-cell>
          <table:table-cell table:style-name="ce81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96"/>
          <table:covered-table-cell table:style-name="ce69"/>
          <table:covered-table-cell table:style-name="ce100"/>
          <table:covered-table-cell table:number-columns-repeated="3" table:style-name="ce69"/>
          <table:covered-table-cell table:style-name="ce63"/>
          <table:table-cell table:style-name="ce59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/>
          <table:table-cell table:style-name="ce69" table:number-columns-repeated="3"/>
          <table:table-cell table:style-name="ce101"/>
          <table:table-cell table:style-name="ce106"/>
          <table:table-cell table:style-name="ce111" table:number-columns-repeated="2"/>
          <table:table-cell table:style-name="ce69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37" office:value-type="string" table:number-columns-spanned="4" table:number-rows-spanned="2">
            <text:p>DESCRIPTION OF GOODS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2">
          <table:covered-table-cell table:number-columns-repeated="5" table:style-name="ce37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37" office:value-type="string">
            <text:p>Unit Price</text:p>
          </table:table-cell>
          <table:table-cell table:style-name="ce37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83"/>
          <table:table-cell table:style-name="ce102" office:value-type="string">
            <text:p>BALES</text:p>
          </table:table-cell>
          <table:table-cell table:number-columns-repeated="2" table:style-name="ce107" office:value-type="string">
            <text:p>MTS</text:p>
          </table:table-cell>
          <table:table-cell table:style-name="ce102" office:value-type="string">
            <text:p>USD/MT</text:p>
          </table:table-cell>
          <table:table-cell table:style-name="ce102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83"/>
          <table:covered-table-cell table:style-name="ce102"/>
          <table:covered-table-cell table:number-columns-repeated="2" table:style-name="ce107"/>
          <table:covered-table-cell table:number-columns-repeated="2" table:style-name="ce102"/>
          <table:table-cell table:style-name="ce4" table:number-columns-repeated="1014"/>
          <table:table-cell/>
        </table:table-row>
        <table:table-row table:style-name="ro19">
          <table:table-cell table:style-name="ce74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83"/>
          <table:covered-table-cell table:style-name="ce102"/>
          <table:covered-table-cell table:number-columns-repeated="2" table:style-name="ce107"/>
          <table:covered-table-cell table:number-columns-repeated="2" table:style-name="ce102"/>
          <table:table-cell table:style-name="ce4" table:number-columns-repeated="1014"/>
          <table:table-cell/>
        </table:table-row>
        <table:table-row table:style-name="ro19">
          <table:table-cell table:style-name="ce75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84"/>
          <table:table-cell table:style-name="ce103" office:value-type="string">
            <text:p><text:a xlink:href="python://line['package']" xlink:type="simple">package</text:a></text:p>
          </table:table-cell>
          <table:table-cell table:style-name="ce104" office:value-type="string">
            <text:p><text:a xlink:href="python://line['net_weight']" xlink:type="simple">net_weight</text:a></text:p>
          </table:table-cell>
          <table:table-cell table:style-name="ce104" office:value-type="string">
            <text:p><text:a xlink:href="python://line['gross_weight']" xlink:type="simple">gross_weight</text:a></text:p>
          </table:table-cell>
          <table:table-cell table:style-name="ce104" office:value-type="string">
            <text:p><text:a xlink:href="python://line['price']" xlink:type="simple">price</text:a></text:p>
          </table:table-cell>
          <table:table-cell table:style-name="ce104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74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3"/>
          <table:covered-table-cell table:number-columns-repeated="4" table:style-name="ce104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73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4"/>
          <table:covered-table-cell table:style-name="ce104"/>
          <table:covered-table-cell table:number-columns-repeated="4" table:style-name="ce108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74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84"/>
          <table:covered-table-cell table:style-name="ce104"/>
          <table:covered-table-cell table:number-columns-repeated="4" table:style-name="ce108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76" office:value-type="string" table:number-columns-spanned="4" table:number-rows-spanned="1">
            <text:p>PREPAID</text:p>
          </table:table-cell>
          <table:covered-table-cell table:number-columns-repeated="3" table:style-name="ce84"/>
          <table:table-cell table:style-name="ce104" table:number-columns-repeated="3"/>
          <table:table-cell table:style-name="ce108"/>
          <table:table-cell table:style-name="ce104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18">
          <table:table-cell table:style-name="ce77" office:value-type="string" table:number-columns-spanned="4" table:number-rows-spanned="1">
            <text:p>BALANCE</text:p>
          </table:table-cell>
          <table:covered-table-cell table:number-columns-repeated="3" table:style-name="ce85"/>
          <table:table-cell table:style-name="ce103" office:value-type="string">
            <text:p><text:a xlink:href="python://get_sum_all()['package']/2" xlink:type="simple">sum_package</text:a></text:p>
          </table:table-cell>
          <table:table-cell table:style-name="ce104" office:value-type="string">
            <text:p><text:a xlink:href="python://get_sum_all()['net_weight']/2" xlink:type="simple">net_weight</text:a></text:p>
          </table:table-cell>
          <table:table-cell table:style-name="ce104" office:value-type="string">
            <text:p><text:a xlink:href="python://get_sum_all()['gross_weight']/2" xlink:type="simple">gross_weight</text:a></text:p>
          </table:table-cell>
          <table:table-cell table:style-name="ce108"/>
          <table:table-cell table:style-name="ce104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4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5"/>
          <table:covered-table-cell table:style-name="ce103"/>
          <table:covered-table-cell table:number-columns-repeated="2" table:style-name="ce104"/>
          <table:covered-table-cell table:style-name="ce108"/>
          <table:covered-table-cell table:style-name="ce104"/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74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84"/>
          <table:covered-table-cell table:style-name="ce104"/>
          <table:covered-table-cell table:number-columns-repeated="4" table:style-name="ce108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18">
          <table:table-cell table:style-name="ce77" office:value-type="string" table:number-columns-spanned="4" table:number-rows-spanned="1">
            <text:p>TOTAL</text:p>
          </table:table-cell>
          <table:covered-table-cell table:number-columns-repeated="3" table:style-name="ce85"/>
          <table:table-cell table:style-name="ce103" office:value-type="string">
            <text:p><text:a xlink:href="python://get_sum_all()['package']/2" xlink:type="simple">sum_package</text:a></text:p>
          </table:table-cell>
          <table:table-cell table:style-name="ce104" office:value-type="string">
            <text:p><text:a xlink:href="python://get_sum_all()['net_weight']/2" xlink:type="simple">net_weight</text:a></text:p>
          </table:table-cell>
          <table:table-cell table:style-name="ce104" office:value-type="string">
            <text:p><text:a xlink:href="python://get_sum_all()['gross_weight']/2" xlink:type="simple">gross_weight</text:a></text:p>
          </table:table-cell>
          <table:table-cell table:style-name="ce108"/>
          <table:table-cell table:style-name="ce104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4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5"/>
          <table:covered-table-cell table:style-name="ce103"/>
          <table:covered-table-cell table:number-columns-repeated="2" table:style-name="ce104"/>
          <table:covered-table-cell table:style-name="ce108"/>
          <table:covered-table-cell table:style-name="ce104"/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7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86"/>
          <table:covered-table-cell table:number-columns-repeated="7" table:style-name="ce97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79" table:number-columns-repeated="4"/>
          <table:table-cell table:style-name="ce105" table:number-columns-repeated="2"/>
          <table:table-cell table:style-name="ce112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8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80"/>
          <table:table-cell table:style-name="ce112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69" office:value-type="string">
            <text:p>Beneficiary</text:p>
          </table:table-cell>
          <table:table-cell table:style-name="ce87" office:value-type="string" table:number-columns-spanned="8" table:number-rows-spanned="1">
            <text:p><text:span text:style-name="T4">VIET PHU THINH RUBBER JOINT STOCK COMPANY – VIRUCO</text:span>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2" table:style-name="ce69"/>
          <table:covered-table-cell table:style-name="ce79"/>
          <table:table-cell table:style-name="ce4" table:number-columns-repeated="1014"/>
          <table:table-cell/>
        </table:table-row>
        <table:table-row table:style-name="ro2">
          <table:table-cell table:style-name="ce69" office:value-type="string">
            <text:p>Account no.: </text:p>
          </table:table-cell>
          <table:table-cell table:style-name="ce88" office:value-type="string" table:number-columns-spanned="8" table:number-rows-spanned="1">
            <text:p>210214851008760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3" table:style-name="ce69"/>
          <table:table-cell table:style-name="ce4" table:number-columns-repeated="1014"/>
          <table:table-cell/>
        </table:table-row>
        <table:table-row table:style-name="ro20">
          <table:table-cell table:style-name="ce69" office:value-type="string">
            <text:p>Bank name:</text:p>
          </table:table-cell>
          <table:table-cell table:style-name="ce88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3" table:style-name="ce69"/>
          <table:table-cell table:style-name="ce4" table:number-columns-repeated="1014"/>
          <table:table-cell/>
        </table:table-row>
        <table:table-row table:style-name="ro2">
          <table:table-cell table:style-name="ce69" office:value-type="string">
            <text:p>Address: </text:p>
          </table:table-cell>
          <table:table-cell table:style-name="ce89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3" table:style-name="ce69"/>
          <table:table-cell table:style-name="ce4" table:number-columns-repeated="1014"/>
          <table:table-cell/>
        </table:table-row>
        <table:table-row table:style-name="ro2">
          <table:table-cell table:style-name="ce69" office:value-type="string">
            <text:p>Swift code: </text:p>
          </table:table-cell>
          <table:table-cell table:style-name="ce89" office:value-type="string" table:number-columns-spanned="8" table:number-rows-spanned="1">
            <text:p>EBVIVNVXTSN</text:p>
          </table:table-cell>
          <table:covered-table-cell table:number-columns-repeated="2" table:style-name="ce70"/>
          <table:covered-table-cell table:style-name="ce69"/>
          <table:covered-table-cell table:style-name="ce98"/>
          <table:covered-table-cell table:number-columns-repeated="3" table:style-name="ce69"/>
          <table:table-cell table:style-name="ce4" table:number-columns-repeated="1014"/>
          <table:table-cell/>
        </table:table-row>
        <table:table-row table:style-name="ro2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2" table:number-rows-repeated="104853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70" table:default-cell-style-name="Default"/>
        <table:table-row table:style-name="ro22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3"/>
          <table:table-cell table:number-columns-repeated="1018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3"/>
          <table:table-cell table:number-columns-repeated="1018"/>
        </table:table-row>
        <table:table-row table:style-name="ro24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3"/>
          <table:table-cell table:style-name="ce174"/>
          <table:table-cell table:style-name="ce60"/>
          <table:table-cell table:number-columns-repeated="1016"/>
        </table:table-row>
        <table:table-row table:style-name="ro3">
          <table:table-cell table:style-name="ce117" table:number-columns-repeated="7"/>
          <table:table-cell table:number-columns-repeated="1017"/>
        </table:table-row>
        <table:table-row table:style-name="ro16">
          <table:table-cell table:style-name="ce118" office:value-type="string" table:number-columns-spanned="6" table:number-rows-spanned="1">
            <text:p>CERTIFICATE OF ORIGIN</text:p>
          </table:table-cell>
          <table:covered-table-cell table:number-columns-repeated="5" table:style-name="ce119"/>
          <table:table-cell table:style-name="ce175"/>
          <table:table-cell table:style-name="ce61"/>
          <table:table-cell table:number-columns-repeated="1016"/>
        </table:table-row>
        <table:table-row table:style-name="ro5">
          <table:table-cell table:style-name="ce119" table:number-columns-repeated="6"/>
          <table:table-cell table:style-name="ce175"/>
          <table:table-cell table:style-name="ce61"/>
          <table:table-cell table:number-columns-repeated="1016"/>
        </table:table-row>
        <table:table-row table:style-name="ro6">
          <table:table-cell table:style-name="ce120" table:number-columns-repeated="4"/>
          <table:table-cell table:style-name="ce156" office:value-type="string">
            <text:p>No: </text:p>
          </table:table-cell>
          <table:table-cell table:style-name="ce16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20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7">
          <table:table-cell table:style-name="ce120" table:number-columns-repeated="4"/>
          <table:table-cell table:style-name="ce157" office:value-type="string">
            <text:p>Date: </text:p>
          </table:table-cell>
          <table:table-cell table:style-name="ce132" office:value-type="string">
            <text:p><text:a xlink:href="python://get_date_name(o.date)" xlink:type="simple">date</text:a></text:p>
          </table:table-cell>
          <table:table-cell table:style-name="ce120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17">
          <table:table-cell table:style-name="ce120" table:number-columns-repeated="6"/>
          <table:table-cell table:style-name="ce176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1" office:value-type="string">
            <text:p>Contract No.</text:p>
          </table:table-cell>
          <table:table-cell table:style-name="ce132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142"/>
          <table:covered-table-cell table:style-name="ce145"/>
          <table:covered-table-cell table:style-name="ce158"/>
          <table:covered-table-cell table:style-name="ce120"/>
          <table:covered-table-cell table:style-name="ce177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Buyer</text:p>
          </table:table-cell>
          <table:table-cell table:style-name="ce132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143"/>
          <table:covered-table-cell table:style-name="ce146"/>
          <table:covered-table-cell table:number-columns-repeated="2" table:style-name="ce120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/>
          <table:table-cell table:style-name="ce132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143"/>
          <table:covered-table-cell table:number-columns-repeated="3" table:style-name="ce147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/>
          <table:table-cell table:style-name="ce132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143"/>
          <table:covered-table-cell table:number-columns-repeated="3" table:style-name="ce147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Means of Transport</text:p>
          </table:table-cell>
          <table:table-cell table:style-name="ce132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143"/>
          <table:covered-table-cell table:number-columns-repeated="3" table:style-name="ce147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B/L No.</text:p>
          </table:table-cell>
          <table:table-cell table:style-name="ce133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143"/>
          <table:covered-table-cell table:number-columns-repeated="3" table:style-name="ce147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Date of Shipment</text:p>
          </table:table-cell>
          <table:table-cell table:style-name="ce134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143"/>
          <table:covered-table-cell table:number-columns-repeated="3" table:style-name="ce147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>
            <text:p>From </text:p>
          </table:table-cell>
          <table:table-cell table:style-name="ce132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144"/>
          <table:covered-table-cell table:style-name="ce148"/>
          <table:covered-table-cell table:number-columns-repeated="2" table:style-name="ce120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3" office:value-type="string">
            <text:p>To </text:p>
          </table:table-cell>
          <table:table-cell table:style-name="ce132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144"/>
          <table:covered-table-cell table:style-name="ce149"/>
          <table:covered-table-cell table:number-columns-repeated="2" table:style-name="ce120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3" office:value-type="string">
            <text:p>Payment terms</text:p>
          </table:table-cell>
          <table:table-cell table:style-name="ce132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144"/>
          <table:covered-table-cell table:style-name="ce149"/>
          <table:covered-table-cell table:number-columns-repeated="2" table:style-name="ce120"/>
          <table:covered-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1"/>
          <table:table-cell table:style-name="ce120" table:number-columns-repeated="2"/>
          <table:table-cell table:style-name="ce150"/>
          <table:table-cell table:style-name="ce159"/>
          <table:table-cell table:style-name="ce168"/>
          <table:table-cell table:style-name="ce120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8">
          <table:table-cell table:style-name="ce124" office:value-type="string" table:number-columns-spanned="3" table:number-rows-spanned="2">
            <text:p>DESCRIPTION OF GOODS</text:p>
          </table:table-cell>
          <table:covered-table-cell table:number-columns-repeated="2" table:style-name="ce125"/>
          <table:table-cell table:style-name="ce124" office:value-type="string" table:number-columns-spanned="1" table:number-rows-spanned="2">
            <text:p>NO. OF PACKAGES</text:p>
          </table:table-cell>
          <table:table-cell table:style-name="ce160" office:value-type="string" table:number-columns-spanned="1" table:number-rows-spanned="2">
            <text:p>TOTAL WEIGHT</text:p>
          </table:table-cell>
          <table:table-cell table:style-name="ce169" office:value-type="string" table:number-columns-spanned="1" table:number-rows-spanned="2">
            <text:p>COMMERCIAL INVOICE NO. &amp; DATE</text:p>
          </table:table-cell>
          <table:table-cell table:style-name="ce178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covered-table-cell table:number-columns-repeated="4" table:style-name="ce125"/>
          <table:covered-table-cell table:style-name="ce161"/>
          <table:covered-table-cell table:style-name="ce125"/>
          <table:table-cell table:style-name="ce120"/>
          <table:table-cell table:style-name="ce59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6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135"/>
          <table:covered-table-cell table:style-name="ce151"/>
          <table:covered-table-cell table:style-name="ce162"/>
          <table:covered-table-cell table:style-name="ce151"/>
          <table:table-cell table:style-name="ce120"/>
          <table:table-cell table:style-name="ce4" table:number-columns-repeated="1013"/>
          <table:table-cell table:number-columns-repeated="4"/>
        </table:table-row>
        <table:table-row table:style-name="ro2">
          <table:table-cell table:style-name="ce127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135"/>
          <table:covered-table-cell table:style-name="ce151"/>
          <table:covered-table-cell table:style-name="ce162"/>
          <table:covered-table-cell table:style-name="ce151"/>
          <table:table-cell table:style-name="ce120"/>
          <table:table-cell table:style-name="ce4" table:number-columns-repeated="1013"/>
          <table:table-cell table:number-columns-repeated="4"/>
        </table:table-row>
        <table:table-row table:style-name="ro9">
          <table:table-cell table:style-name="ce128"/>
          <table:table-cell table:style-name="ce136" table:number-columns-repeated="2"/>
          <table:table-cell table:style-name="ce152"/>
          <table:table-cell table:style-name="ce163"/>
          <table:table-cell table:style-name="ce170"/>
          <table:table-cell table:style-name="ce179"/>
          <table:table-cell table:style-name="ce64"/>
          <table:table-cell table:style-name="ce180"/>
          <table:table-cell table:style-name="ce66" table:number-columns-repeated="1011"/>
          <table:table-cell table:number-columns-repeated="4"/>
        </table:table-row>
        <table:table-row table:style-name="ro9">
          <table:table-cell table:style-name="ce129" office:value-type="string" table:number-columns-spanned="3" table:number-rows-spanned="1">
            <text:p><text:a xlink:href="python://line['product_name']" xlink:type="simple">product_name</text:a></text:p>
          </table:table-cell>
          <table:covered-table-cell table:number-columns-repeated="2" table:style-name="ce137"/>
          <table:table-cell table:style-name="ce153" office:value-type="string">
            <text:p><text:a xlink:href="python://line['strpack']" xlink:type="simple">package</text:a></text:p>
          </table:table-cell>
          <table:table-cell table:style-name="ce164" office:value-type="string">
            <text:p>Gross Weight</text:p>
          </table:table-cell>
          <table:table-cell table:style-name="ce171" office:value-type="string">
            <text:p><text:a xlink:href="python://o.hopdong_id%20and%20o.hopdong_id.name%20or%20''" xlink:type="simple">sohd</text:a>/VRC/16</text:p>
          </table:table-cell>
          <table:table-cell table:style-name="ce179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9">
          <table:table-cell table:style-name="ce129"/>
          <table:table-cell table:style-name="ce137" table:number-columns-repeated="2"/>
          <table:table-cell table:style-name="ce153"/>
          <table:table-cell table:style-name="ce165" office:value-type="string">
            <text:p><text:a xlink:href="python://line['gross_weight']" xlink:type="simple">gross_weight</text:a></text:p>
          </table:table-cell>
          <table:table-cell table:style-name="ce172" office:value-type="string">
            <text:p><text:a xlink:href="python://get_date_name(o.date)" xlink:type="simple">date</text:a></text:p>
          </table:table-cell>
          <table:table-cell table:style-name="ce179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9">
          <table:table-cell table:style-name="ce129"/>
          <table:table-cell table:style-name="ce137" table:number-columns-repeated="2"/>
          <table:table-cell table:style-name="ce153"/>
          <table:table-cell table:style-name="ce153" office:value-type="string">
            <text:p>Net Weight</text:p>
          </table:table-cell>
          <table:table-cell table:style-name="ce165"/>
          <table:table-cell table:style-name="ce179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9">
          <table:table-cell table:style-name="ce129"/>
          <table:table-cell table:style-name="ce137" table:number-columns-repeated="2"/>
          <table:table-cell table:style-name="ce153"/>
          <table:table-cell table:style-name="ce153" office:value-type="string">
            <text:p><text:a xlink:href="python://line['net_weight']" xlink:type="simple">net_weight</text:a></text:p>
          </table:table-cell>
          <table:table-cell table:style-name="ce165"/>
          <table:table-cell table:style-name="ce179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9">
          <table:table-cell table:style-name="ce130"/>
          <table:table-cell table:style-name="ce138" table:number-columns-repeated="2"/>
          <table:table-cell table:style-name="ce154" table:number-columns-repeated="2"/>
          <table:table-cell table:style-name="ce173"/>
          <table:table-cell table:style-name="ce179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9">
          <table:table-cell table:style-name="ce127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138"/>
          <table:covered-table-cell table:number-columns-repeated="2" table:style-name="ce154"/>
          <table:covered-table-cell table:style-name="ce173"/>
          <table:table-cell table:style-name="ce179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9">
          <table:table-cell table:style-name="ce12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139"/>
          <table:covered-table-cell table:style-name="ce155"/>
          <table:covered-table-cell table:number-columns-repeated="2" table:style-name="ce166"/>
          <table:table-cell table:style-name="ce179"/>
          <table:table-cell table:style-name="ce64"/>
          <table:table-cell table:style-name="ce66" table:number-columns-repeated="1012"/>
          <table:table-cell table:number-columns-repeated="4"/>
        </table:table-row>
        <table:table-row table:style-name="ro25">
          <table:table-cell table:style-name="ce14" table:number-columns-repeated="3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4"/>
        </table:table-row>
        <table:table-row table:style-name="ro26">
          <table:table-cell table:style-name="ce131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5"/>
          <table:covered-table-cell table:style-name="ce53"/>
          <table:table-cell table:style-name="ce53"/>
          <table:table-cell table:style-name="ce4" table:number-columns-repeated="1012"/>
          <table:table-cell table:number-columns-repeated="4"/>
        </table:table-row>
        <table:table-row table:style-name="ro2">
          <table:table-cell table:style-name="ce4"/>
          <table:table-cell table:style-name="ce140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>
          <table:table-cell table:style-name="ce4"/>
          <table:table-cell table:style-name="ce141"/>
          <table:table-cell table:style-name="ce5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4"/>
        </table:table-row>
        <table:table-row table:style-name="ro2">
          <table:table-cell table:style-name="ce4"/>
          <table:table-cell table:style-name="ce141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1">
          <table:table-cell table:style-name="ce5" table:number-columns-repeated="3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12">
          <table:table-cell table:style-name="ce4" table:number-columns-repeated="3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4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84"/>
        <table:table-column table:style-name="co22" table:default-cell-style-name="ce184"/>
        <table:table-column table:style-name="co23" table:default-cell-style-name="ce184"/>
        <table:table-column table:style-name="co24" table:default-cell-style-name="ce184"/>
        <table:table-column table:style-name="co25" table:default-cell-style-name="ce184"/>
        <table:table-column table:style-name="co26" table:default-cell-style-name="ce184"/>
        <table:table-column table:style-name="co27" table:default-cell-style-name="ce184"/>
        <table:table-column table:style-name="co28" table:number-columns-repeated="4" table:default-cell-style-name="ce184"/>
        <table:table-column table:style-name="co29" table:number-columns-repeated="246" table:default-cell-style-name="ce184"/>
        <table:table-column table:style-name="co29" table:number-columns-repeated="767" table:default-cell-style-name="ce96"/>
        <table:table-row table:style-name="ro27">
          <table:table-cell table:style-name="ce181"/>
          <table:table-cell table:style-name="ce185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85"/>
          <table:table-cell table:style-name="ce270" office:value-type="string" table:number-columns-spanned="2" table:number-rows-spanned="3">
            <text:p>BILL <text:s/>OF <text:s text:c="2"/>LADING</text:p>
          </table:table-cell>
          <table:covered-table-cell table:style-name="ce271"/>
          <table:table-cell table:style-name="ce217"/>
          <table:table-cell table:style-name="ce183"/>
          <table:table-cell table:number-columns-repeated="1016"/>
        </table:table-row>
        <table:table-row table:style-name="ro28">
          <table:table-cell table:style-name="ce181"/>
          <table:covered-table-cell table:number-columns-repeated="3" table:style-name="ce185"/>
          <table:covered-table-cell table:number-columns-repeated="2" table:style-name="ce271"/>
          <table:table-cell table:style-name="ce193"/>
          <table:table-cell table:style-name="ce183"/>
          <table:table-cell table:number-columns-repeated="1016"/>
        </table:table-row>
        <table:table-row table:style-name="ro21">
          <table:table-cell table:style-name="ce181"/>
          <table:covered-table-cell table:number-columns-repeated="3" table:style-name="ce185"/>
          <table:covered-table-cell table:number-columns-repeated="2" table:style-name="ce271"/>
          <table:table-cell table:style-name="ce300"/>
          <table:table-cell table:style-name="ce183"/>
          <table:table-cell table:number-columns-repeated="1016"/>
        </table:table-row>
        <table:table-row table:style-name="ro29">
          <table:table-cell table:style-name="ce181"/>
          <table:table-cell table:style-name="ce186" office:value-type="string">
            <text:p>Shipper / Exporter <text:s/>(complete name and addres)</text:p>
          </table:table-cell>
          <table:table-cell table:style-name="ce216"/>
          <table:table-cell table:style-name="ce243"/>
          <table:table-cell table:style-name="ce197" office:value-type="string">
            <text:p>Booking No.</text:p>
          </table:table-cell>
          <table:table-cell table:style-name="ce288"/>
          <table:table-cell table:style-name="ce193"/>
          <table:table-cell table:style-name="ce183"/>
          <table:table-cell table:number-columns-repeated="1016"/>
        </table:table-row>
        <table:table-row table:style-name="ro26">
          <table:table-cell table:style-name="ce181"/>
          <table:table-cell table:style-name="ce187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7"/>
          <table:table-cell table:style-name="ce272" office:value-type="string">
            <text:p><text:a xlink:href="python://o.name%20or%20''" xlink:type="simple">name</text:a></text:p>
          </table:table-cell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0">
          <table:table-cell table:style-name="ce181"/>
          <table:table-cell table:style-name="ce187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7"/>
          <table:table-cell table:style-name="ce273" office:value-type="string">
            <text:p>Export References</text:p>
          </table:table-cell>
          <table:table-cell table:style-name="ce243"/>
          <table:table-cell table:style-name="ce217"/>
          <table:table-cell table:style-name="ce183"/>
          <table:table-cell table:number-columns-repeated="1016"/>
        </table:table-row>
        <table:table-row table:style-name="ro31">
          <table:table-cell table:style-name="ce181"/>
          <table:table-cell table:style-name="ce187" table:number-columns-spanned="3" table:number-rows-spanned="1"/>
          <table:covered-table-cell table:number-columns-repeated="2" table:style-name="ce187"/>
          <table:table-cell table:style-name="ce274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8" table:number-columns-repeated="2"/>
          <table:table-cell table:style-name="ce227"/>
          <table:table-cell table:style-name="ce274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2">
          <table:table-cell table:style-name="ce181"/>
          <table:table-cell table:style-name="ce189" table:number-columns-spanned="3" table:number-rows-spanned="1"/>
          <table:covered-table-cell table:number-columns-repeated="2" table:style-name="ce189"/>
          <table:table-cell table:style-name="ce275"/>
          <table:table-cell table:style-name="ce209"/>
          <table:table-cell table:style-name="ce217"/>
          <table:table-cell table:style-name="ce183"/>
          <table:table-cell table:number-columns-repeated="1016"/>
        </table:table-row>
        <table:table-row table:style-name="ro33">
          <table:table-cell table:style-name="ce181"/>
          <table:table-cell table:style-name="ce186" office:value-type="string">
            <text:p>Consignee (complete name and addres)</text:p>
          </table:table-cell>
          <table:table-cell table:style-name="ce216"/>
          <table:table-cell table:style-name="ce243"/>
          <table:table-cell table:style-name="ce273" office:value-type="string">
            <text:p>Forwarding agents reference</text:p>
          </table:table-cell>
          <table:table-cell table:style-name="ce24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90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7"/>
          <table:covered-table-cell table:style-name="ce181"/>
          <table:table-cell table:style-name="ce259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81"/>
          <table:covered-table-cell table:style-name="ce217"/>
          <table:covered-table-cell table:style-name="ce181"/>
          <table:table-cell table:style-name="ce259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2">
          <table:table-cell table:style-name="ce181"/>
          <table:covered-table-cell table:style-name="ce81"/>
          <table:covered-table-cell table:style-name="ce218"/>
          <table:covered-table-cell table:style-name="ce181"/>
          <table:table-cell table:style-name="ce242"/>
          <table:table-cell table:style-name="ce209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81"/>
          <table:table-cell table:style-name="ce188"/>
          <table:table-cell table:style-name="ce227"/>
          <table:table-cell table:style-name="ce183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4">
          <table:table-cell table:style-name="ce181"/>
          <table:table-cell table:style-name="ce81"/>
          <table:table-cell table:style-name="ce188"/>
          <table:table-cell table:style-name="ce227"/>
          <table:table-cell table:style-name="ce183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0">
          <table:table-cell table:style-name="ce181"/>
          <table:table-cell table:style-name="ce81"/>
          <table:table-cell table:style-name="ce188"/>
          <table:table-cell table:style-name="ce227"/>
          <table:table-cell table:style-name="ce276" office:value-type="string">
            <text:p>point and country of origin</text:p>
          </table:table-cell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5">
          <table:table-cell table:style-name="ce181"/>
          <table:table-cell table:style-name="ce186" office:value-type="string">
            <text:p>Notify Party <text:s/>(complete name and addres)</text:p>
          </table:table-cell>
          <table:table-cell table:style-name="ce216"/>
          <table:table-cell table:style-name="ce243"/>
          <table:table-cell table:style-name="ce273" office:value-type="string">
            <text:p>Also Notify Party</text:p>
          </table:table-cell>
          <table:table-cell table:style-name="ce24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81" office:value-type="string">
            <text:p><text:a xlink:href="python://o.notify_party_id%20and%20o.notify_party_id.name%20or%20''" xlink:type="simple">notify_party</text:a></text:p>
          </table:table-cell>
          <table:table-cell table:style-name="ce183"/>
          <table:table-cell table:style-name="ce182"/>
          <table:table-cell table:style-name="ce259"/>
          <table:table-cell table:style-name="ce182"/>
          <table:table-cell table:style-name="ce183" table:number-columns-repeated="5"/>
          <table:table-cell table:number-columns-repeated="1013"/>
        </table:table-row>
        <table:table-row table:style-name="ro27">
          <table:table-cell table:style-name="ce181"/>
          <table:table-cell table:style-name="ce81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3"/>
          <table:table-cell table:style-name="ce182"/>
          <table:table-cell table:style-name="ce259"/>
          <table:table-cell table:style-name="ce182"/>
          <table:table-cell table:style-name="ce183" table:number-columns-repeated="5"/>
          <table:table-cell table:number-columns-repeated="1013"/>
        </table:table-row>
        <table:table-row table:style-name="ro27">
          <table:table-cell table:style-name="ce181"/>
          <table:table-cell table:style-name="ce81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3"/>
          <table:table-cell table:style-name="ce182"/>
          <table:table-cell table:style-name="ce259"/>
          <table:table-cell table:style-name="ce182"/>
          <table:table-cell table:style-name="ce183" table:number-columns-repeated="5"/>
          <table:table-cell table:number-columns-repeated="1013"/>
        </table:table-row>
        <table:table-row table:style-name="ro27">
          <table:table-cell table:style-name="ce181"/>
          <table:table-cell table:style-name="ce191"/>
          <table:table-cell table:style-name="ce183"/>
          <table:table-cell table:style-name="ce182"/>
          <table:table-cell table:style-name="ce259"/>
          <table:table-cell table:style-name="ce182"/>
          <table:table-cell table:style-name="ce183" table:number-columns-repeated="5"/>
          <table:table-cell table:number-columns-repeated="1013"/>
        </table:table-row>
        <table:table-row table:style-name="ro27">
          <table:table-cell table:style-name="ce181"/>
          <table:table-cell table:style-name="ce192"/>
          <table:table-cell table:style-name="ce219"/>
          <table:table-cell table:style-name="ce244"/>
          <table:table-cell table:style-name="ce259"/>
          <table:table-cell table:style-name="ce182"/>
          <table:table-cell table:style-name="ce183" table:number-columns-repeated="2"/>
          <table:table-cell table:style-name="ce188" table:number-columns-spanned="3" table:number-rows-spanned="1"/>
          <table:covered-table-cell table:number-columns-repeated="2" table:style-name="ce188"/>
          <table:table-cell table:number-columns-repeated="1013"/>
        </table:table-row>
        <table:table-row table:style-name="ro27" table:number-rows-repeated="2">
          <table:table-cell table:style-name="ce181"/>
          <table:table-cell table:style-name="ce193"/>
          <table:table-cell table:style-name="ce219"/>
          <table:table-cell table:style-name="ce244"/>
          <table:table-cell table:style-name="ce259"/>
          <table:table-cell table:style-name="ce182"/>
          <table:table-cell table:style-name="ce183" table:number-columns-repeated="2"/>
          <table:table-cell table:style-name="ce188" table:number-columns-repeated="3"/>
          <table:table-cell table:number-columns-repeated="1013"/>
        </table:table-row>
        <table:table-row table:style-name="ro27">
          <table:table-cell table:style-name="ce181"/>
          <table:table-cell table:style-name="ce193"/>
          <table:table-cell table:style-name="ce217"/>
          <table:table-cell table:style-name="ce181"/>
          <table:table-cell table:style-name="ce259"/>
          <table:table-cell table:style-name="ce182"/>
          <table:table-cell table:style-name="ce183" table:number-columns-repeated="2"/>
          <table:table-cell table:style-name="ce188" table:number-columns-repeated="3"/>
          <table:table-cell table:number-columns-repeated="1013"/>
        </table:table-row>
        <table:table-row table:style-name="ro32">
          <table:table-cell table:style-name="ce181"/>
          <table:table-cell table:style-name="ce194"/>
          <table:table-cell table:style-name="ce220"/>
          <table:table-cell table:style-name="ce245"/>
          <table:table-cell table:style-name="ce194"/>
          <table:table-cell table:style-name="ce205"/>
          <table:table-cell table:style-name="ce217"/>
          <table:table-cell table:style-name="ce183"/>
          <table:table-cell table:style-name="ce188" table:number-columns-repeated="3"/>
          <table:table-cell table:number-columns-repeated="1013"/>
        </table:table-row>
        <table:table-row table:style-name="ro36">
          <table:table-cell table:style-name="ce181"/>
          <table:table-cell table:style-name="ce186" office:value-type="string">
            <text:p>Pre-carriage <text:s text:c="2"/>by</text:p>
          </table:table-cell>
          <table:table-cell table:style-name="ce221"/>
          <table:table-cell table:style-name="ce246" office:value-type="string">
            <text:p>Place of Receipt/Date</text:p>
          </table:table-cell>
          <table:table-cell table:style-name="ce277"/>
          <table:table-cell table:style-name="ce205"/>
          <table:table-cell table:style-name="ce217"/>
          <table:table-cell table:style-name="ce183"/>
          <table:table-cell table:number-columns-repeated="1016"/>
        </table:table-row>
        <table:table-row table:style-name="ro37">
          <table:table-cell table:style-name="ce181"/>
          <table:table-cell table:style-name="ce195"/>
          <table:table-cell table:style-name="ce222"/>
          <table:table-cell table:style-name="ce247"/>
          <table:table-cell table:style-name="ce277"/>
          <table:table-cell table:style-name="ce205"/>
          <table:table-cell table:style-name="ce217"/>
          <table:table-cell table:style-name="ce183"/>
          <table:table-cell table:number-columns-repeated="1016"/>
        </table:table-row>
        <table:table-row table:style-name="ro38">
          <table:table-cell table:style-name="ce181"/>
          <table:table-cell table:style-name="ce196"/>
          <table:table-cell table:style-name="ce223"/>
          <table:table-cell table:style-name="ce234" office:value-type="string">
            <text:p>HOCHIMINH PORT, VIETNAM</text:p>
          </table:table-cell>
          <table:table-cell table:style-name="ce196"/>
          <table:table-cell table:style-name="ce223"/>
          <table:table-cell table:style-name="ce217"/>
          <table:table-cell table:style-name="ce81"/>
          <table:table-cell table:number-columns-repeated="1016"/>
        </table:table-row>
        <table:table-row table:style-name="ro37">
          <table:table-cell table:style-name="ce181"/>
          <table:table-cell table:style-name="ce197" office:value-type="string">
            <text:p>Ocean Vessel / Voy <text:s/>No.</text:p>
          </table:table-cell>
          <table:table-cell table:style-name="ce224"/>
          <table:table-cell table:style-name="ce246" office:value-type="string">
            <text:p>Port of loading</text:p>
          </table:table-cell>
          <table:table-cell table:style-name="ce278" office:value-type="string" table:number-columns-spanned="2" table:number-rows-spanned="1">
            <text:p>Onward Inland Routing / Export Instruccion</text:p>
          </table:table-cell>
          <table:covered-table-cell table:style-name="ce278"/>
          <table:table-cell table:style-name="ce213"/>
          <table:table-cell table:style-name="ce183"/>
          <table:table-cell table:number-columns-repeated="1016"/>
        </table:table-row>
        <table:table-row table:style-name="ro37">
          <table:table-cell table:style-name="ce181"/>
          <table:table-cell table:style-name="ce198"/>
          <table:table-cell table:style-name="ce225"/>
          <table:table-cell table:style-name="ce247"/>
          <table:table-cell table:style-name="ce279"/>
          <table:table-cell table:style-name="ce289"/>
          <table:table-cell table:style-name="ce213"/>
          <table:table-cell table:style-name="ce183"/>
          <table:table-cell table:number-columns-repeated="1016"/>
        </table:table-row>
        <table:table-row table:style-name="ro2">
          <table:table-cell table:style-name="ce181"/>
          <table:table-cell table:style-name="ce81" office:value-type="string">
            <text:p><text:a xlink:href="python://o.mean_transport" xlink:type="simple">mean_transport</text:a></text:p>
          </table:table-cell>
          <table:table-cell table:style-name="ce226"/>
          <table:table-cell table:style-name="ce248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83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9">
          <table:table-cell table:style-name="ce181"/>
          <table:table-cell table:style-name="ce197" office:value-type="string">
            <text:p>Port of Discharge</text:p>
          </table:table-cell>
          <table:table-cell table:style-name="ce221"/>
          <table:table-cell table:style-name="ce246" office:value-type="string">
            <text:p>Place <text:s/>of delivery</text:p>
          </table:table-cell>
          <table:table-cell table:style-name="ce280"/>
          <table:table-cell table:style-name="ce290"/>
          <table:table-cell table:style-name="ce280"/>
          <table:table-cell table:style-name="ce183"/>
          <table:table-cell table:number-columns-repeated="1016"/>
        </table:table-row>
        <table:table-row table:style-name="ro23">
          <table:table-cell table:style-name="ce181"/>
          <table:table-cell table:style-name="ce198"/>
          <table:table-cell table:style-name="ce222"/>
          <table:table-cell table:style-name="ce247"/>
          <table:table-cell table:style-name="ce280"/>
          <table:table-cell table:style-name="ce290"/>
          <table:table-cell table:style-name="ce280"/>
          <table:table-cell table:style-name="ce183"/>
          <table:table-cell table:number-columns-repeated="1016"/>
        </table:table-row>
        <table:table-row table:style-name="ro26">
          <table:table-cell table:style-name="ce181"/>
          <table:table-cell table:style-name="ce81" office:value-type="string">
            <text:p><text:a xlink:href="python://o.port_of_charge%20and%20o.port_of_charge.name%20or%20''" xlink:type="simple">port_of_charge</text:a></text:p>
          </table:table-cell>
          <table:table-cell table:style-name="ce227"/>
          <table:table-cell table:style-name="ce81" office:value-type="string">
            <text:p><text:a xlink:href="python://o.diadiem_nhanhang%20and%20o.diadiem_nhanhang.name%20or%20''" xlink:type="simple">place_of_delivery</text:a></text:p>
          </table:table-cell>
          <table:table-cell table:style-name="ce217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2">
          <table:table-cell table:style-name="ce181"/>
          <table:table-cell table:style-name="ce199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9"/>
          <table:table-cell table:style-name="ce213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0" office:value-type="string">
            <text:p>Container No. And Seal No.</text:p>
          </table:table-cell>
          <table:table-cell table:style-name="ce228" office:value-type="string">
            <text:p>Quantity And</text:p>
          </table:table-cell>
          <table:table-cell table:style-name="ce249" office:value-type="string" table:number-columns-spanned="2" table:number-rows-spanned="2">
            <text:p>DESCRIPTION <text:s/>OF <text:s/>GOODS</text:p>
          </table:table-cell>
          <table:covered-table-cell table:style-name="ce249"/>
          <table:table-cell table:style-name="ce228" office:value-type="string">
            <text:p>Meansurement</text:p>
          </table:table-cell>
          <table:table-cell table:style-name="ce301"/>
          <table:table-cell table:style-name="ce183"/>
          <table:table-cell table:number-columns-repeated="1016"/>
        </table:table-row>
        <table:table-row table:style-name="ro32">
          <table:table-cell table:style-name="ce181"/>
          <table:table-cell table:style-name="ce201" office:value-type="string">
            <text:p>Marks <text:s/>&amp; <text:s/>Nos.</text:p>
          </table:table-cell>
          <table:table-cell table:style-name="ce229" office:value-type="string">
            <text:p>Kind of Packages</text:p>
          </table:table-cell>
          <table:covered-table-cell table:number-columns-repeated="2" table:style-name="ce249"/>
          <table:table-cell table:style-name="ce229" office:value-type="string">
            <text:p>GROSS WEIGHT</text:p>
          </table:table-cell>
          <table:table-cell table:style-name="ce301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2" office:value-type="string">
            <text:p>CONTAINER NO / SEAL NO.</text:p>
          </table:table-cell>
          <table:table-cell table:style-name="ce217"/>
          <table:table-cell table:style-name="ce250" table:number-columns-spanned="2" table:number-rows-spanned="1"/>
          <table:covered-table-cell table:style-name="ce250"/>
          <table:table-cell table:style-name="ce264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3" office:value-type="string">
            <text:p><text:a xlink:href="python://for%20each=%22line%20in%20get_product_line(o)%22" xlink:type="simple">for</text:a></text:p>
          </table:table-cell>
          <table:table-cell table:style-name="ce217"/>
          <table:table-cell table:style-name="ce250"/>
          <table:table-cell table:style-name="ce281"/>
          <table:table-cell table:style-name="ce264"/>
          <table:table-cell table:style-name="ce217"/>
          <table:table-cell table:style-name="ce183"/>
          <table:table-cell table:number-columns-repeated="1016"/>
        </table:table-row>
        <table:table-row table:style-name="ro6">
          <table:table-cell table:style-name="ce181"/>
          <table:table-cell table:style-name="ce203" office:value-type="string">
            <text:p><text:a xlink:href="python://if%20test=%22line['draft_bl']!=''%22" xlink:type="simple">if</text:a></text:p>
          </table:table-cell>
          <table:table-cell table:style-name="ce217"/>
          <table:table-cell table:style-name="ce250"/>
          <table:table-cell table:style-name="ce281"/>
          <table:table-cell table:style-name="ce264"/>
          <table:table-cell table:style-name="ce217"/>
          <table:table-cell table:style-name="ce183"/>
          <table:table-cell table:number-columns-repeated="1016"/>
        </table:table-row>
        <table:table-row table:style-name="ro40">
          <table:table-cell table:style-name="ce181"/>
          <table:table-cell table:style-name="ce202"/>
          <table:table-cell table:style-name="ce230" office:value-type="string">
            <text:p><text:a xlink:href="python://get_cong(o)" xlink:type="simple">get_cong</text:a> x20' FCL</text:p>
          </table:table-cell>
          <table:table-cell table:style-name="ce251" office:value-type="string" table:number-columns-spanned="2" table:number-rows-spanned="1">
            <text:p><text:span text:style-name="T7"><text:a xlink:href="python://line['product_name']" xlink:type="simple">product_name</text:a></text:span></text:p>
          </table:table-cell>
          <table:covered-table-cell table:style-name="ce181"/>
          <table:table-cell table:style-name="ce29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217"/>
          <table:table-cell table:style-name="ce183"/>
          <table:table-cell table:number-columns-repeated="1016"/>
        </table:table-row>
        <table:table-row table:style-name="ro41">
          <table:table-cell table:style-name="ce181"/>
          <table:table-cell table:style-name="ce204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231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252" office:value-type="string" table:number-columns-spanned="2" table:number-rows-spanned="1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covered-table-cell table:style-name="ce181"/>
          <table:table-cell table:style-name="ce29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83" table:number-columns-repeated="2"/>
          <table:table-cell table:number-columns-repeated="1016"/>
        </table:table-row>
        <table:table-row table:style-name="ro42">
          <table:table-cell table:style-name="ce181"/>
          <table:covered-table-cell table:style-name="ce205"/>
          <table:table-cell table:style-name="ce232"/>
          <table:table-cell table:style-name="ce253"/>
          <table:table-cell table:style-name="ce188"/>
          <table:table-cell table:style-name="ce293"/>
          <table:table-cell table:style-name="ce217"/>
          <table:table-cell table:style-name="ce183"/>
          <table:table-cell table:number-columns-repeated="1016"/>
        </table:table-row>
        <table:table-row table:style-name="ro43">
          <table:table-cell table:style-name="ce181"/>
          <table:covered-table-cell table:style-name="ce205"/>
          <table:table-cell table:style-name="ce233"/>
          <table:table-cell table:style-name="ce253" office:value-type="string" table:number-columns-spanned="2" table:number-rows-spanned="1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covered-table-cell table:style-name="ce227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96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44">
          <table:table-cell table:style-name="ce181"/>
          <table:table-cell table:style-name="ce205" office:value-type="string">
            <text:p>SHIPPED ON BOARD</text:p>
          </table:table-cell>
          <table:table-cell table:style-name="ce233"/>
          <table:table-cell table:style-name="ce255" office:value-type="string" table:number-columns-spanned="2" table:number-rows-spanned="1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283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45">
          <table:table-cell table:style-name="ce181"/>
          <table:table-cell table:style-name="ce206" office:value-type="string">
            <text:p><text:span text:style-name="T7"><text:a xlink:href="python://get_date_name(o.date)" xlink:type="simple">date</text:a></text:span></text:p>
          </table:table-cell>
          <table:table-cell table:style-name="ce193"/>
          <table:table-cell table:style-name="ce256" office:value-type="string" table:number-columns-spanned="2" table:number-rows-spanned="1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188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7" office:value-type="string">
            <text:p><text:span text:style-name="T8"><text:a xlink:href="python://o.mean_transport" xlink:type="simple">mean_transport</text:a></text:span></text:p>
          </table:table-cell>
          <table:table-cell table:style-name="ce193"/>
          <table:table-cell table:style-name="ce257"/>
          <table:table-cell table:style-name="ce188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8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93"/>
          <table:table-cell table:style-name="ce258"/>
          <table:table-cell table:style-name="ce284"/>
          <table:table-cell table:style-name="ce294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3" office:value-type="string">
            <text:p><text:a xlink:href="python:///if" xlink:type="simple">end if</text:a></text:p>
          </table:table-cell>
          <table:table-cell table:style-name="ce193"/>
          <table:table-cell table:style-name="ce258"/>
          <table:table-cell table:style-name="ce284"/>
          <table:table-cell table:style-name="ce294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3" office:value-type="string">
            <text:p><text:a xlink:href="python:///for" xlink:type="simple">end for</text:a></text:p>
          </table:table-cell>
          <table:table-cell table:style-name="ce193"/>
          <table:table-cell table:style-name="ce258"/>
          <table:table-cell table:style-name="ce284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59"/>
          <table:table-cell table:style-name="ce1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53" office:value-type="string" table:number-columns-spanned="2" table:number-rows-spanned="1">
            <text:p>FREIGHT <text:span text:style-name="T7"><text:a xlink:href="python://get_freight(o.freight)" xlink:type="simple">freight</text:a></text:span></text:p>
          </table:table-cell>
          <table:covered-table-cell table:style-name="ce1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59" office:value-type="string">
            <text:p>FCL/FCL</text:p>
          </table:table-cell>
          <table:table-cell table:style-name="ce183"/>
          <table:table-cell table:style-name="ce295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59"/>
          <table:table-cell table:style-name="ce183"/>
          <table:table-cell table:style-name="ce295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60" office:value-type="string">
            <text:p>CY / CY</text:p>
          </table:table-cell>
          <table:table-cell table:style-name="ce183"/>
          <table:table-cell table:style-name="ce295"/>
          <table:table-cell table:style-name="ce217"/>
          <table:table-cell table:style-name="ce183"/>
          <table:table-cell table:number-columns-repeated="1016"/>
        </table:table-row>
        <table:table-row table:style-name="ro2">
          <table:table-cell table:style-name="ce181"/>
          <table:table-cell table:style-name="ce209"/>
          <table:table-cell table:style-name="ce234"/>
          <table:table-cell table:style-name="ce261"/>
          <table:table-cell table:style-name="ce285"/>
          <table:table-cell table:style-name="ce234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2"/>
          <table:table-cell table:style-name="ce210" office:value-type="string">
            <text:p>Freight <text:s/>&amp; <text:s/>Charges</text:p>
          </table:table-cell>
          <table:table-cell table:style-name="ce213" office:value-type="string">
            <text:p>Revenue Tons</text:p>
          </table:table-cell>
          <table:table-cell table:style-name="ce262" office:value-type="string">
            <text:p>Rate</text:p>
          </table:table-cell>
          <table:table-cell table:style-name="ce213" office:value-type="string">
            <text:p>prepaid</text:p>
          </table:table-cell>
          <table:table-cell table:style-name="ce296" office:value-type="string">
            <text:p><text:span text:style-name="T5"><text:a xlink:href="python://get_date_name(o.date)" xlink:type="simple">date</text:a></text:span></text:p>
          </table:table-cell>
          <table:table-cell table:style-name="ce280"/>
          <table:table-cell table:style-name="ce183"/>
          <table:table-cell table:number-columns-repeated="1016"/>
        </table:table-row>
        <table:table-row table:style-name="ro27">
          <table:table-cell table:style-name="ce182"/>
          <table:table-cell table:style-name="ce210"/>
          <table:table-cell table:style-name="ce213"/>
          <table:table-cell table:style-name="ce263"/>
          <table:table-cell table:style-name="ce213"/>
          <table:table-cell table:style-name="ce297"/>
          <table:table-cell table:style-name="ce280"/>
          <table:table-cell table:style-name="ce183"/>
          <table:table-cell table:number-columns-repeated="1016"/>
        </table:table-row>
        <table:table-row table:style-name="ro27">
          <table:table-cell table:style-name="ce182" table:number-columns-repeated="2"/>
          <table:table-cell table:style-name="ce183"/>
          <table:table-cell table:style-name="ce264"/>
          <table:table-cell table:style-name="ce183"/>
          <table:table-cell table:style-name="ce297"/>
          <table:table-cell table:style-name="ce183" table:number-columns-repeated="2"/>
          <table:table-cell table:number-columns-repeated="1016"/>
        </table:table-row>
        <table:table-row table:style-name="ro32">
          <table:table-cell table:style-name="ce182" table:number-columns-repeated="2"/>
          <table:table-cell table:style-name="ce183"/>
          <table:table-cell table:style-name="ce264"/>
          <table:table-cell table:style-name="ce183"/>
          <table:table-cell table:style-name="ce286"/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1" office:value-type="string">
            <text:p>B/L <text:s text:c="2"/>NO.</text:p>
          </table:table-cell>
          <table:table-cell table:style-name="ce235" office:value-type="string">
            <text:p>Number of Original B/l</text:p>
          </table:table-cell>
          <table:table-cell table:style-name="ce211"/>
          <table:table-cell table:style-name="ce262" office:value-type="string">
            <text:p>prepaid <text:s/>at</text:p>
          </table:table-cell>
          <table:table-cell table:style-name="ce262" office:value-type="string">
            <text:p>Collect at</text:p>
          </table:table-cell>
          <table:table-cell table:style-name="ce183" table:number-columns-repeated="2"/>
          <table:table-cell table:number-columns-repeated="1016"/>
        </table:table-row>
        <table:table-row table:style-name="ro46">
          <table:table-cell table:style-name="ce182"/>
          <table:table-cell table:style-name="ce212" office:value-type="string">
            <text:p><text:a xlink:href="python://o.bl_no%20or%20''" xlink:type="simple">bl_no</text:a></text:p>
          </table:table-cell>
          <table:table-cell table:style-name="ce236" table:number-columns-spanned="2" table:number-rows-spanned="1"/>
          <table:covered-table-cell table:style-name="ce236"/>
          <table:table-cell table:style-name="ce286"/>
          <table:table-cell table:style-name="ce298"/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1"/>
          <table:table-cell table:style-name="ce235" office:value-type="string">
            <text:p>Place of B(s) L <text:s/>issue</text:p>
          </table:table-cell>
          <table:table-cell table:style-name="ce265" office:value-type="string">
            <text:p>Date</text:p>
          </table:table-cell>
          <table:table-cell table:style-name="ce262" office:value-type="string">
            <text:p>Exchange Rate</text:p>
          </table:table-cell>
          <table:table-cell table:style-name="ce262" office:value-type="string">
            <text:p>Exhange Rate</text:p>
          </table:table-cell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0"/>
          <table:table-cell table:style-name="ce213"/>
          <table:table-cell table:style-name="ce266"/>
          <table:table-cell table:style-name="ce263" table:number-columns-repeated="2"/>
          <table:table-cell table:style-name="ce183" table:number-columns-repeated="2"/>
          <table:table-cell table:number-columns-repeated="1016"/>
        </table:table-row>
        <table:table-row table:style-name="ro33">
          <table:table-cell table:style-name="ce182" table:number-columns-repeated="2"/>
          <table:table-cell table:style-name="ce237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7"/>
          <table:table-cell table:style-name="ce286" table:number-columns-repeated="2"/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3" office:value-type="string">
            <text:p>Services Type / Mode</text:p>
          </table:table-cell>
          <table:table-cell table:style-name="ce238" office:value-type="string" table:number-columns-spanned="2" table:number-rows-spanned="1">
            <text:p>Laden <text:s/>on Board the Vessel</text:p>
          </table:table-cell>
          <table:covered-table-cell table:style-name="ce238"/>
          <table:table-cell table:style-name="ce183"/>
          <table:table-cell table:style-name="ce182"/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3"/>
          <table:table-cell table:style-name="ce239"/>
          <table:table-cell table:style-name="ce267"/>
          <table:table-cell table:style-name="ce183"/>
          <table:table-cell table:style-name="ce182"/>
          <table:table-cell table:style-name="ce183" table:number-columns-repeated="2"/>
          <table:table-cell table:number-columns-repeated="1016"/>
        </table:table-row>
        <table:table-row table:style-name="ro32">
          <table:table-cell table:style-name="ce182" table:number-columns-repeated="2"/>
          <table:table-cell table:style-name="ce240" office:value-type="string">
            <text:p>ON <text:span text:style-name="T7"><text:a xlink:href="python://get_date_name(o.date)" xlink:type="simple">date</text:a></text:span></text:p>
          </table:table-cell>
          <table:table-cell table:style-name="ce268"/>
          <table:table-cell table:style-name="ce259"/>
          <table:table-cell table:style-name="ce182"/>
          <table:table-cell table:style-name="ce183" table:number-columns-repeated="2"/>
          <table:table-cell table:number-columns-repeated="1016"/>
        </table:table-row>
        <table:table-row table:style-name="ro32">
          <table:table-cell table:style-name="ce182"/>
          <table:table-cell table:style-name="ce183"/>
          <table:table-cell table:style-name="ce241"/>
          <table:table-cell table:style-name="ce269"/>
          <table:table-cell table:style-name="ce189" office:value-type="string" table:number-columns-spanned="2" table:number-rows-spanned="1">
            <text:p>By</text:p>
          </table:table-cell>
          <table:covered-table-cell table:style-name="ce189"/>
          <table:table-cell table:style-name="ce183"/>
          <table:table-cell table:number-columns-repeated="1017"/>
        </table:table-row>
        <table:table-row table:style-name="ro35">
          <table:table-cell table:style-name="ce182"/>
          <table:table-cell table:style-name="ce214"/>
          <table:table-cell table:style-name="ce242"/>
          <table:table-cell table:style-name="ce214"/>
          <table:table-cell table:style-name="ce287" office:value-type="string">
            <text:p>AS <text:s/>AGENT FOR THE CARRIER EVERGREEN MARINE CONRPORATION</text:p>
          </table:table-cell>
          <table:table-cell table:style-name="ce299"/>
          <table:table-cell table:style-name="ce183"/>
          <table:table-cell table:number-columns-repeated="1017"/>
        </table:table-row>
        <table:table-row table:style-name="ro27">
          <table:table-cell table:style-name="ce183"/>
          <table:table-cell table:style-name="ce215" table:number-columns-repeated="2"/>
          <table:table-cell table:style-name="ce183" table:number-columns-repeated="4"/>
          <table:table-cell table:number-columns-repeated="1017"/>
        </table:table-row>
        <table:table-row table:style-name="ro47" table:number-rows-repeated="65458">
          <table:table-cell table:number-columns-repeated="1024"/>
        </table:table-row>
        <table:table-row table:style-name="ro12" table:number-rows-repeated="98303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1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39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style-name="Default"/>
          <table:table-cell table:number-columns-repeated="1016"/>
        </table:table-row>
        <table:table-row table:style-name="ro24">
          <table:table-cell table:style-name="ce174" table:number-columns-repeated="2"/>
          <table:table-cell table:style-name="ce319" office:value-type="string">
            <text:p>Email: director@viruco.com <text:s text:c="5"/>Website: www.viruco.com</text:p>
          </table:table-cell>
          <table:table-cell table:style-name="ce320" table:number-columns-repeated="4"/>
          <table:table-cell table:style-name="ce337"/>
          <table:table-cell table:style-name="ce60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6">
          <table:table-cell table:style-name="ce4" table:number-columns-repeated="6"/>
          <table:table-cell table:style-name="ce330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6"/>
          <table:table-cell table:style-name="ce331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17">
          <table:table-cell table:style-name="ce4" table:number-columns-repeated="8"/>
          <table:table-cell table:style-name="ce116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21" table:number-columns-repeated="2"/>
          <table:table-cell table:style-name="ce45" table:number-columns-repeated="2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/L No.</text:p>
          </table:table-cell>
          <table:table-cell table:style-name="ce312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Date of Shipment</text:p>
          </table:table-cell>
          <table:table-cell table:style-name="ce313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302" office:value-type="string" table:number-columns-spanned="4" table:number-rows-spanned="2">
            <text:p>DESCRIPTION OF GOODS</text:p>
          </table:table-cell>
          <table:covered-table-cell table:number-columns-repeated="3" table:style-name="ce314"/>
          <table:table-cell table:style-name="ce322" office:value-type="string" table:number-columns-spanned="1" table:number-rows-spanned="2">
            <text:p>NO. OF PACKAGES</text:p>
          </table:table-cell>
          <table:table-cell table:style-name="ce322" office:value-type="string" table:number-columns-spanned="1" table:number-rows-spanned="2">
            <text:p>BALES <text:s/>FORM</text:p>
          </table:table-cell>
          <table:table-cell table:style-name="ce332" office:value-type="string" table:number-columns-spanned="2" table:number-rows-spanned="1">
            <text:p>QUANTITY </text:p>
          </table:table-cell>
          <table:covered-table-cell table:style-name="ce33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style-name="ce303"/>
          <table:covered-table-cell table:number-columns-repeated="3" table:style-name="ce315"/>
          <table:covered-table-cell table:style-name="ce323"/>
          <table:covered-table-cell table:style-name="ce327"/>
          <table:table-cell table:style-name="ce333" office:value-type="string">
            <text:p>Net Weight</text:p>
          </table:table-cell>
          <table:table-cell table:style-name="ce339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304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style-name="ce50" office:value-type="string">
            <text:p>MTS</text:p>
          </table:table-cell>
          <table:table-cell table:style-name="ce340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305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316"/>
          <table:covered-table-cell table:number-columns-repeated="2" table:style-name="ce324"/>
          <table:covered-table-cell table:style-name="ce334"/>
          <table:covered-table-cell table:style-name="ce341"/>
          <table:table-cell table:style-name="ce4" table:number-columns-repeated="1014"/>
          <table:table-cell table:number-columns-repeated="2"/>
        </table:table-row>
        <table:table-row table:style-name="ro48">
          <table:table-cell table:style-name="ce30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28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342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307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317"/>
          <table:covered-table-cell table:number-columns-repeated="2" table:style-name="ce325"/>
          <table:covered-table-cell table:style-name="ce335"/>
          <table:covered-table-cell table:style-name="ce343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308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318"/>
          <table:table-cell table:style-name="ce326" office:value-type="string">
            <text:p><text:a xlink:href="python://get_sum_all()['package']/4" xlink:type="simple">sum_package</text:a></text:p>
          </table:table-cell>
          <table:table-cell table:style-name="ce329"/>
          <table:table-cell table:style-name="ce336" office:value-type="string">
            <text:p><text:a xlink:href="python://get_sum_all()['net_weight']/4" xlink:type="simple">net_weight</text:a></text:p>
          </table:table-cell>
          <table:table-cell table:style-name="ce344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49">
          <table:table-cell table:style-name="ce30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49">
          <table:table-cell table:style-name="ce310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345"/>
          <table:table-cell table:style-name="ce53"/>
          <table:table-cell table:style-name="ce4" table:number-columns-repeated="1012"/>
          <table:table-cell table:number-columns-repeated="2"/>
        </table:table-row>
        <table:table-row table:style-name="ro50">
          <table:table-cell table:style-name="ce31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50">
          <table:table-cell table:style-name="ce3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346"/>
          <table:table-cell table:style-name="ce4" table:number-columns-repeated="1013"/>
          <table:table-cell table:number-columns-repeated="2"/>
        </table:table-row>
        <table:table-row table:style-name="ro50">
          <table:table-cell table:style-name="ce30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01T15:06:21</dc:date>
    <meta:print-date>2015-08-05T10:34:49</meta:print-date>
    <meta:editing-cycles>322</meta:editing-cycles>
    <meta:editing-duration>P1DT8H3M21S</meta:editing-duration>
    <meta:generator>LibreOffice/3.5$Linux_x86 LibreOffice_project/350m1$Build-2</meta:generator>
    <meta:document-statistic meta:table-count="5" meta:cell-count="298" meta:object-count="10"/>
  </office:meta>
</office:document-meta>
</file>